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4" style:family="paragraph" style:parent-style-name="List_20_1">
      <style:text-properties style:font-name="나눔 고딕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style:font-name-asian="Noto Sans CJK KR Medium"/>
    </style:style>
    <style:style style:name="P24" style:family="paragraph" style:parent-style-name="Text_20_body">
      <style:text-properties style:font-name="Noto Sans CJK KR Medium" officeooo:paragraph-rsid="05ec699f" style:font-name-asian="Noto Sans CJK KR Medium"/>
    </style:style>
    <style:style style:name="P25" style:family="paragraph" style:parent-style-name="Text_20_body">
      <style:text-properties officeooo:paragraph-rsid="05f98012"/>
    </style:style>
    <style:style style:name="P26" style:family="paragraph" style:parent-style-name="Text_20_body">
      <style:text-properties officeooo:rsid="05f98012" officeooo:paragraph-rsid="05f98012"/>
    </style:style>
    <style:style style:name="P27" style:family="paragraph" style:parent-style-name="Text_20_body">
      <style:text-properties officeooo:rsid="05f9e514" officeooo:paragraph-rsid="05f9e514"/>
    </style:style>
    <style:style style:name="P28" style:family="paragraph" style:parent-style-name="Text_20_body">
      <style:text-properties officeooo:rsid="05f9e514" officeooo:paragraph-rsid="06066637"/>
    </style:style>
    <style:style style:name="P29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text-properties officeooo:rsid="0607d2d0" officeooo:paragraph-rsid="0607d2d0"/>
    </style:style>
    <style:style style:name="P33" style:family="paragraph" style:parent-style-name="Text_20_body">
      <style:text-properties officeooo:rsid="0604c6bf" officeooo:paragraph-rsid="0604c6bf"/>
    </style:style>
    <style:style style:name="P34" style:family="paragraph" style:parent-style-name="Text_20_body">
      <style:text-properties officeooo:paragraph-rsid="0607d2d0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40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41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42" style:family="paragraph" style:parent-style-name="Heading_20_1">
      <style:paragraph-properties fo:break-before="page"/>
      <style:text-properties officeooo:rsid="05ec699f" officeooo:paragraph-rsid="05ec699f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paragraph-rsid="0604c6bf"/>
    </style:style>
    <style:style style:name="P45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46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47" style:family="paragraph" style:parent-style-name="Heading_20_2">
      <style:text-properties officeooo:rsid="05f9e514" officeooo:paragraph-rsid="06066637"/>
    </style:style>
    <style:style style:name="P48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49" style:family="paragraph" style:parent-style-name="Heading_20_2">
      <style:text-properties officeooo:rsid="0607d2d0" officeooo:paragraph-rsid="0607d2d0"/>
    </style:style>
    <style:style style:name="P50" style:family="paragraph" style:parent-style-name="Heading_20_2">
      <style:text-properties officeooo:rsid="05ec699f" officeooo:paragraph-rsid="05ec699f"/>
    </style:style>
    <style:style style:name="P51" style:family="paragraph" style:parent-style-name="Text_20_body">
      <style:text-properties officeooo:rsid="06087244" officeooo:paragraph-rsid="06087244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09862f"/>
    </style:style>
    <style:style style:name="T6" style:family="text">
      <style:text-properties style:font-name="Noto Sans CJK KR Medium" style:font-name-asian="Noto Sans CJK KR Medium"/>
    </style:style>
    <style:style style:name="T7" style:family="text">
      <style:text-properties officeooo:rsid="05ec699f"/>
    </style:style>
    <style:style style:name="T8" style:family="text">
      <style:text-properties officeooo:rsid="05f81be2"/>
    </style:style>
    <style:style style:name="T9" style:family="text">
      <style:text-properties officeooo:rsid="05f98012"/>
    </style:style>
    <style:style style:name="T10" style:family="text">
      <style:text-properties fo:font-size="10.5pt" style:font-size-asian="10.5pt"/>
    </style:style>
    <style:style style:name="T11" style:family="text">
      <style:text-properties officeooo:rsid="05ff1789"/>
    </style:style>
    <style:style style:name="T12" style:family="text">
      <style:text-properties officeooo:rsid="05ffc09c"/>
    </style:style>
    <style:style style:name="T13" style:family="text">
      <style:text-properties officeooo:rsid="06003ce5"/>
    </style:style>
    <style:style style:name="T14" style:family="text">
      <style:text-properties officeooo:rsid="0604c6bf"/>
    </style:style>
    <style:style style:name="T15" style:family="text">
      <style:text-properties officeooo:rsid="0607d2d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607d2d0" style:font-weight-asian="normal" style:font-weight-complex="normal"/>
    </style:style>
    <style:style style:name="T18" style:family="text">
      <style:text-properties fo:font-weight="normal" officeooo:rsid="060c9128" style:font-weight-asian="normal" style:font-weight-complex="normal"/>
    </style:style>
    <style:style style:name="T19" style:family="text">
      <style:text-properties fo:font-weight="bold" officeooo:rsid="0607d2d0" style:font-weight-asian="bold" style:font-weight-complex="bold"/>
    </style:style>
    <style:style style:name="T20" style:family="text">
      <style:text-properties fo:color="#c9211e" loext:opacity="100%" fo:font-weight="normal" style:font-weight-asian="normal" style:font-weight-complex="normal"/>
    </style:style>
    <style:style style:name="T21" style:family="text">
      <style:text-properties fo:color="#c9211e" loext:opacity="100%" fo:font-weight="normal" officeooo:rsid="0607d2d0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/>
      <text:p text:style-name="P10"/>
      <text:p text:style-name="P10"/>
      <text:p text:style-name="P15"/>
      <text:p text:style-name="Title">이순신 운영체제</text:p>
      <text:p text:style-name="Title">사용자 설명서</text:p>
      <text:p text:style-name="P18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2"/>
      <text:p text:style-name="P17"/>
      <text:p text:style-name="P17"/>
      <text:p text:style-name="P17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35"><text:a xlink:type="simple" xlink:href="#__RefHeading___Toc133_3484200972" text:style-name="Index_20_Link" text:visited-style-name="Index_20_Link"><text:s/>1. <text:s/>본 문서는<text:tab/>3</text:a></text:p>
          <text:p text:style-name="P35"><text:a xlink:type="simple" xlink:href="#__RefHeading___Toc135_3484200972" text:style-name="Index_20_Link" text:visited-style-name="Index_20_Link"><text:s/>2. <text:s/>이순신 운영체제는?<text:tab/>4</text:a></text:p>
          <text:p text:style-name="P36"><text:a xlink:type="simple" xlink:href="#__RefHeading___Toc322_271275411" text:style-name="Index_20_Link" text:visited-style-name="Index_20_Link"><text:s/>2.1. 운영체제의 시작<text:tab/>4</text:a></text:p>
          <text:p text:style-name="P36"><text:a xlink:type="simple" xlink:href="#__RefHeading___Toc324_271275411" text:style-name="Index_20_Link" text:visited-style-name="Index_20_Link"><text:s/>2.2. 개발 컨셉<text:tab/>4</text:a></text:p>
          <text:p text:style-name="P36"><text:a xlink:type="simple" xlink:href="#__RefHeading___Toc326_271275411" text:style-name="Index_20_Link" text:visited-style-name="Index_20_Link"><text:s/>2.3. 적용된 프로젝트<text:tab/>4</text:a></text:p>
          <text:p text:style-name="P36"><text:a xlink:type="simple" xlink:href="#__RefHeading___Toc328_271275411" text:style-name="Index_20_Link" text:visited-style-name="Index_20_Link"><text:s/>2.4. 향후 계획<text:tab/>5</text:a></text:p>
          <text:p text:style-name="P35"><text:a xlink:type="simple" xlink:href="#__RefHeading___Toc330_271275411" text:style-name="Index_20_Link" text:visited-style-name="Index_20_Link"><text:s/>3. 기본 구성<text:tab/>6</text:a></text:p>
          <text:p text:style-name="P36"><text:a xlink:type="simple" xlink:href="#__RefHeading___Toc332_271275411" text:style-name="Index_20_Link" text:visited-style-name="Index_20_Link"><text:s/>3.1. 지원 MCU<text:tab/>6</text:a></text:p>
          <text:p text:style-name="P36"><text:a xlink:type="simple" xlink:href="#__RefHeading___Toc334_271275411" text:style-name="Index_20_Link" text:visited-style-name="Index_20_Link"><text:s/>3.2. IDE<text:tab/>6</text:a></text:p>
          <text:p text:style-name="P35"><text:a xlink:type="simple" xlink:href="#__RefHeading___Toc139_3484200972" text:style-name="Index_20_Link" text:visited-style-name="Index_20_Link"><text:s/>4. <text:s/>Crossworks for ARM<text:tab/>7</text:a></text:p>
          <text:p text:style-name="P36"><text:a xlink:type="simple" xlink:href="#__RefHeading___Toc141_3484200972" text:style-name="Index_20_Link" text:visited-style-name="Index_20_Link"><text:s/>4.1. 이 IDE를 사용하는 이유?<text:tab/>7</text:a></text:p>
          <text:p text:style-name="P36"><text:a xlink:type="simple" xlink:href="#__RefHeading___Toc143_3484200972" text:style-name="Index_20_Link" text:visited-style-name="Index_20_Link"><text:s/>4.2. 설치<text:tab/>7</text:a></text:p>
          <text:p text:style-name="P37"><text:a xlink:type="simple" xlink:href="#__RefHeading___Toc145_3484200972" text:style-name="Index_20_Link" text:visited-style-name="Index_20_Link"><text:s/>4.2.1. 다운로드<text:tab/>7</text:a></text:p>
        </text:index-body>
      </text:table-of-content>
      <text:h text:style-name="P39" text:outline-level="1"/>
      <text:h text:style-name="P40" text:outline-level="1"/>
      <text:h text:style-name="P42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고 수시로 업데이트가 될 예정입니다.</text:p>
      <text:h text:style-name="P40" text:outline-level="1"/>
      <text:h text:style-name="P43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5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5">처음에는 <text:span text:style-name="T8">ATmega128(AVR 8bit)을 시작으로 AT32UC3(AVR 32bit), </text:span><text:span text:style-name="T9">ARM Cortex-M 계열에서 동작하는 선점형 라운드 로빈 스케줄링을 사용하는 문맥 전환 코드를 구현했습니다.</text:span></text:p>
      <text:p text:style-name="P26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27">2007년부터 2014년까지 개인적으로 공부해보는 수준에서 다루어 보았지만, 201<text:span text:style-name="T10">5</text:span>년에 처음 코드를 오픈 했습니다. </text:p>
      <text:h text:style-name="P45" text:outline-level="2"><text:bookmark-start text:name="__RefHeading___Toc324_271275411"/>개발 컨셉<text:bookmark-end text:name="__RefHeading___Toc324_271275411"/></text:h>
      <text:p text:style-name="Text_20_body">모든 <text:span text:style-name="T14">ARM Cortex-M 계열의 MCU들을 제조사에 관계 없이 동일한 환경에서 개발이 가능하도록 하는 것입니다. 기본 내부 장치 드라이버를 모두 통일하고 MCU의 내부 뿐만 아니라 외부에 장착되는 부품들에 대한 라이브러리까지도 완벽하게 공유할 수 있도록 하는 것입니다.</text:span></text:p>
      <text:p text:style-name="Text_20_body">최근 <text:span text:style-name="T14">MCU 제조사들이 주변 장치에 대한 코드 생성기를 제공 해줌으로써 주변 장치를 이전보다 쉽게 사용하는 것을 고려했다면, 이에 더 나아가 주변 부품들에 대해 단순한 포팅과 초기화만 해주면 쉽게 사용할 수 있도록 하는 것 입니다.</text:span></text:p>
      <text:p text:style-name="P33">지원하는 모든 MCU는 동일한 그래픽 라이브러리를 지원하기 때문에 MCU가 바뀌더라도 이전에 작성한 GUI 코드를 그대로 활용이 가능하도록 하고 있습니다.</text:p>
      <text:h text:style-name="P47" text:outline-level="2"><text:bookmark-start text:name="__RefHeading___Toc326_271275411"/>적용된 프로젝트<text:bookmark-end text:name="__RefHeading___Toc326_271275411"/></text:h>
      <text:p text:style-name="P28">os가 적용된 대표적인 프로젝트는 아래와 같습니다.</text:p>
      <text:p text:style-name="P29">&gt; 카드 프린터</text:p>
      <text:p text:style-name="P30">열 전사 방식 컬러 카드 프린터의 인쇄 엔진과 프린터 운용을 동시에 처리하는 프로젝트에서 적용 되었습니다. <text:span text:style-name="T11">2019년부터 양산에 들어갔습니다.</text:span></text:p>
      <text:p text:style-name="P29">&gt; 선박 엔진 모니터</text:p>
      <text:p text:style-name="P30">선박의 <text:span text:style-name="T11">ECU</text:span> 엔진으로부터 들어오는 정보를 디스플레이 하는 프로젝트에서 적용 되었습니다. 해당 제품은 <text:span text:style-name="T11">2020년부터 양산에 들어갔습니다.</text:span></text:p>
      <text:p text:style-name="P29">&gt; 가스 엔진 쓰로틀 밸브</text:p>
      <text:p text:style-name="P30">스피트 컨트롤러로부터 밸브의 열림 양을 받아, 제어하여 엔진의 <text:span text:style-name="T12">RPM을 컨트롤 하는 장치로 </text:span><text:soft-page-break/><text:span text:style-name="T12">현재 테스트 까지 진행되어 있습니다.</text:span></text:p>
      <text:p text:style-name="P29">&gt; 가스 엔진 믹서</text:p>
      <text:p text:style-name="P30">람다 컨트롤러에서 넘어오는 열림 양을 받아, 제어하여 가스와 공기의 혼합 비율을 제어하는 장치로 현재 테스트 까지 진행되어 있습니다.</text:p>
      <text:p text:style-name="P29">&gt; <text:span text:style-name="T12">AVR(Auto Voltage Regulator) 컨트롤러</text:span></text:p>
      <text:p text:style-name="P30">비상 발전기용 디젤 엔진의 동체의 필드 전압을 제어하여 요구되는 전압으로 조정하는 프로젝트에서 적용 되었습니다. 해당 제품은 <text:span text:style-name="T13">2021년부터 양산에 들어갔습니다.</text:span></text:p>
      <text:p text:style-name="P31">앞으로도 계속 새로운 프로젝트에 적용될 예정입니다.</text:p>
      <text:h text:style-name="P48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입니다.</text:p>
      <text:p text:style-name="Text_20_body"/>
      <text:h text:style-name="P44" text:outline-level="1"><text:bookmark-start text:name="__RefHeading___Toc330_271275411"/>기본 구성<text:bookmark-end text:name="__RefHeading___Toc330_271275411"/></text:h>
      <text:h text:style-name="P46" text:outline-level="2"><text:bookmark-start text:name="__RefHeading___Toc332_271275411"/>지원 MCU<text:bookmark-end text:name="__RefHeading___Toc332_271275411"/></text:h>
      <text:p text:style-name="P32">현재 기본 지원 MCU는 STM32F1<text:span text:style-name="T10">03</text:span> 계열입니다. 물론 STM32F4xx, STM32F7xx 계열에 대해서도 지원하고 있지만 현재까지 프린터를 제외한 모든 프로젝트가 STM32F103 계열을 사용해 오고 있습니다.</text:p>
      <text:p text:style-name="P32">부가적으로 ATSAML 계열, MAX326<text:span text:style-name="T10">60에도 포팅은 진행 중입니다. 저의 실무 사용 위주의 업데이트로 진행되고 있습니다.</text:span></text:p>
      <text:h text:style-name="P49" text:outline-level="2"><text:bookmark-start text:name="__RefHeading___Toc334_271275411"/>IDE<text:bookmark-end text:name="__RefHeading___Toc334_271275411"/></text:h>
      <text:p text:style-name="P34">현재 사용 중인 <text:span text:style-name="T15">IDE는 </text:span><text:span text:style-name="T19">Crossworks for ARM</text:span><text:span text:style-name="T17">으로 ST를 포함한 많은 MCU 제조사의 ARM Cortex MCU들을 지원하는 개발 환경입니다. 리눅스, 윈도우, 맥을 지원합니다.</text:span></text:p>
      <text:p text:style-name="P51"><text:span text:style-name="T21">현재 </text:span><text:span text:style-name="T20">Crossworks for ARM 외의 다른 툴은 지원하고 있지 않습니다.</text:span></text:p>
      <text:h text:style-name="P40" text:outline-level="1"/>
      <text:h text:style-name="P43" text:outline-level="1"><text:bookmark-start text:name="__RefHeading___Toc139_3484200972"/><text:s/><text:span text:style-name="T7">Crossworks for ARM</text:span><text:bookmark-end text:name="__RefHeading___Toc139_3484200972"/></text:h>
      <text:h text:style-name="P50" text:outline-level="2"><text:bookmark-start text:name="__RefHeading___Toc141_3484200972"/>이 IDE를 사용하는 이유?<text:bookmark-end text:name="__RefHeading___Toc141_3484200972"/></text:h>
      <text:p text:style-name="P22"/>
      <text:h text:style-name="P50" text:outline-level="2"><text:bookmark-start text:name="__RefHeading___Toc143_3484200972"/>설치<text:bookmark-end text:name="__RefHeading___Toc143_3484200972"/></text:h>
      <text:h text:style-name="Heading_20_3" text:outline-level="3"><text:bookmark-start text:name="__RefHeading___Toc145_3484200972"/>다운로드<text:bookmark-end text:name="__RefHeading___Toc145_3484200972"/></text:h>
      <text:p text:style-name="P24">아래 URL을 클릭하여 Rowley Associates 홈페이지에 방문합니다.</text:p>
      <text:p text:style-name="P22"><text:a xlink:type="simple" xlink:href="https://www.rowley.co.uk/arm/index.htm" text:style-name="Internet_20_link" text:visited-style-name="Visited_20_Internet_20_Link"><text:span text:style-name="T6">https://www.rowley.co.uk/arm/index.htm</text:span></text:a></text:p>
      <text:p text:style-name="P24"/>
      <text:p text:style-name="P24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09862f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529957220576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529957318992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7</text:page-number>/<text:page-count>7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0</text:span><text:span text:style-name="MT3">. </text:span><text:span text:style-name="MT5">13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13T13:04:09.974089729</dc:date>
    <meta:editing-duration>P3DT5H36M43S</meta:editing-duration>
    <meta:editing-cycles>1191</meta:editing-cycles>
    <meta:generator>LibreOffice/7.2.1.2$Linux_X86_64 LibreOffice_project/20$Build-2</meta:generator>
    <meta:document-statistic meta:table-count="2" meta:image-count="0" meta:object-count="0" meta:page-count="7" meta:paragraph-count="59" meta:word-count="1403" meta:character-count="2251" meta:non-whitespace-character-count="1788"/>
  </office:meta>
</office:document-meta>
</file>